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ResourceLookupFunction.apply( Server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thResourceLookupFunction.PathResourceLookupFunction( String pattern ,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ResourceLookupFunction.isInvalidPath(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ResourceLookupFun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LookupFunction.processPath( String 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ResourceLookupFunction.isResourceUnderLocation( Resource resour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